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01T15:13:02.034786900</dc:date>
    <meta:editing-duration>P2DT7H2M5S</meta:editing-duration>
    <meta:editing-cycles>31</meta:editing-cycles>
    <meta:generator>LibreOffice/25.2.0.3$Windows_X86_64 LibreOffice_project/e1cf4a87eb02d755bce1a01209907ea5ddc8f069</meta:generator>
    <meta:document-statistic meta:table-count="8" meta:cell-count="3364" meta:object-count="0"/>
  </office:meta>
</office:document-meta>
</file>